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2793" calcext:value-type="float">
            <text:p>0.000227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415" calcext:value-type="float">
            <text:p>0.00024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5623" calcext:value-type="float">
            <text:p>0.000256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7223" calcext:value-type="float">
            <text:p>0.00027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8963" calcext:value-type="float">
            <text:p>0.000289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30856" calcext:value-type="float">
            <text:p>0.00030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32918" calcext:value-type="float">
            <text:p>0.000329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5166" calcext:value-type="float">
            <text:p>0.000351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7618" calcext:value-type="float">
            <text:p>0.00037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0296" calcext:value-type="float">
            <text:p>0.000402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3223" calcext:value-type="float">
            <text:p>0.00043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6426" calcext:value-type="float">
            <text:p>0.000464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9935" calcext:value-type="float">
            <text:p>0.000499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53781" calcext:value-type="float">
            <text:p>0.000537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58001" calcext:value-type="float">
            <text:p>0.00058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62637" calcext:value-type="float">
            <text:p>0.000626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67735" calcext:value-type="float">
            <text:p>0.000677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73347" calcext:value-type="float">
            <text:p>0.000733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79529" calcext:value-type="float">
            <text:p>0.000795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86349" calcext:value-type="float">
            <text:p>0.000863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93877" calcext:value-type="float">
            <text:p>0.00093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02198" calcext:value-type="float">
            <text:p>0.001021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11404" calcext:value-type="float">
            <text:p>0.001114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216" calcext:value-type="float">
            <text:p>0.0012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32903" calcext:value-type="float">
            <text:p>0.00132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45447" calcext:value-type="float">
            <text:p>0.00145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59382" calcext:value-type="float">
            <text:p>0.001593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7488" calcext:value-type="float">
            <text:p>0.00174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92133" calcext:value-type="float">
            <text:p>0.00192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1359" calcext:value-type="float">
            <text:p>0.002113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32806" calcext:value-type="float">
            <text:p>0.002328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56755" calcext:value-type="float">
            <text:p>0.002567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83526" calcext:value-type="float">
            <text:p>0.002835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313481" calcext:value-type="float">
            <text:p>0.00313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47034" calcext:value-type="float">
            <text:p>0.003470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384652" calcext:value-type="float">
            <text:p>0.003846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26872" calcext:value-type="float">
            <text:p>0.00426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474303" calcext:value-type="float">
            <text:p>0.004743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2764" calcext:value-type="float">
            <text:p>0.00527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87676" calcext:value-type="float">
            <text:p>0.005876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55317" calcext:value-type="float">
            <text:p>0.006553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731597" calcext:value-type="float">
            <text:p>0.007315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817698" calcext:value-type="float">
            <text:p>0.00817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914972" calcext:value-type="float">
            <text:p>0.009149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024965" calcext:value-type="float">
            <text:p>0.010249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149445" calcext:value-type="float">
            <text:p>0.011494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290434" calcext:value-type="float">
            <text:p>0.012904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450246" calcext:value-type="float">
            <text:p>0.014502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631526" calcext:value-type="float">
            <text:p>0.016315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37298" calcext:value-type="float">
            <text:p>0.018372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071016" calcext:value-type="float">
            <text:p>0.020710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336625" calcext:value-type="float">
            <text:p>0.023366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638619" calcext:value-type="float">
            <text:p>0.026386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82112" calcext:value-type="float">
            <text:p>0.029821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72917" calcext:value-type="float">
            <text:p>0.033729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817615" calcext:value-type="float">
            <text:p>0.03817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32364" calcext:value-type="float">
            <text:p>0.04323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899355" calcext:value-type="float">
            <text:p>0.048993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55412" calcext:value-type="float">
            <text:p>0.05554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298352" calcext:value-type="float">
            <text:p>0.062983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143558" calcext:value-type="float">
            <text:p>0.071435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102336" calcext:value-type="float">
            <text:p>0.08102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9188326" calcext:value-type="float">
            <text:p>0.091883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0416096" calcext:value-type="float">
            <text:p>0.104160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1800933" calcext:value-type="float">
            <text:p>0.118009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35853" calcext:value-type="float">
            <text:p>0.13358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10453" calcext:value-type="float">
            <text:p>0.15104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7053915" calcext:value-type="float">
            <text:p>0.17053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9220224" calcext:value-type="float">
            <text:p>0.19220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1614599" calcext:value-type="float">
            <text:p>0.216145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4244679" calcext:value-type="float">
            <text:p>0.242446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7113398" calcext:value-type="float">
            <text:p>0.271133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0217755" calcext:value-type="float">
            <text:p>0.302177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547698" calcext:value-type="float">
            <text:p>0.335476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085255" calcext:value-type="float">
            <text:p>0.370852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0804074" calcext:value-type="float">
            <text:p>0.408040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4669539" calcext:value-type="float">
            <text:p>0.446695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639559" calcext:value-type="float">
            <text:p>0.486395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666061" calcext:value-type="float">
            <text:p>0.52666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6697114" calcext:value-type="float">
            <text:p>0.56697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0679523" calcext:value-type="float">
            <text:p>0.606795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4561608" calcext:value-type="float">
            <text:p>0.645616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8295888" calcext:value-type="float">
            <text:p>0.682958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1841357" calcext:value-type="float">
            <text:p>0.718413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516515" calcext:value-type="float">
            <text:p>0.75165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824346" calcext:value-type="float">
            <text:p>0.78243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1061698" calcext:value-type="float">
            <text:p>0.810616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3614" calcext:value-type="float">
            <text:p>0.836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5902221" calcext:value-type="float">
            <text:p>0.859022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7934607" calcext:value-type="float">
            <text:p>0.879346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9724333" calcext:value-type="float">
            <text:p>0.89724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19:19.030000000</dc:date>
    <meta:editing-duration>PT7M42S</meta:editing-duration>
    <meta:editing-cycles>3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